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4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ris Angst</text:p>
          </table:table-cell>
          <table:table-cell table:formula="of:=[.A1]&amp;&quot;;&quot;" office:value-type="string" office:string-value="Doris Angst;" calcext:value-type="string">
            <text:p>Doris Angst;</text:p>
          </table:table-cell>
          <table:table-cell/>
        </table:table-row>
        <table:table-row table:style-name="ro1">
          <table:table-cell office:value-type="string" calcext:value-type="string">
            <text:p>Olivier Arni</text:p>
          </table:table-cell>
          <table:table-cell table:formula="of:=[.A2]&amp;&quot;;&quot;" office:value-type="string" office:string-value="Olivier Arni;" calcext:value-type="string">
            <text:p>Olivier Arni;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Jean-Jacques Aubert</text:p>
          </table:table-cell>
          <table:table-cell table:formula="of:=[.A3]&amp;&quot;;&quot;" office:value-type="string" office:string-value="Jean-Jacques Aubert;" calcext:value-type="string">
            <text:p>Jean-Jacques Aubert;</text:p>
          </table:table-cell>
          <table:table-cell/>
        </table:table-row>
        <table:table-row table:style-name="ro1">
          <table:table-cell office:value-type="string" calcext:value-type="string">
            <text:p>Jean-Claude Berger</text:p>
          </table:table-cell>
          <table:table-cell table:formula="of:=[.A4]&amp;&quot;;&quot;" office:value-type="string" office:string-value="Jean-Claude Berger;" calcext:value-type="string">
            <text:p>Jean-Claude Berger;</text:p>
          </table:table-cell>
          <table:table-cell/>
        </table:table-row>
        <table:table-row table:style-name="ro1">
          <table:table-cell office:value-type="string" calcext:value-type="string">
            <text:p>Christiane Bertschi</text:p>
          </table:table-cell>
          <table:table-cell table:formula="of:=[.A5]&amp;&quot;;&quot;" office:value-type="string" office:string-value="Christiane Bertschi;" calcext:value-type="string">
            <text:p>Christiane Bertschi;</text:p>
          </table:table-cell>
          <table:table-cell/>
        </table:table-row>
        <table:table-row table:style-name="ro1">
          <table:table-cell office:value-type="string" calcext:value-type="string">
            <text:p>Michel Bise</text:p>
          </table:table-cell>
          <table:table-cell table:formula="of:=[.A6]&amp;&quot;;&quot;" office:value-type="string" office:string-value="Michel Bise;" calcext:value-type="string">
            <text:p>Michel Bise;</text:p>
          </table:table-cell>
          <table:table-cell/>
        </table:table-row>
        <table:table-row table:style-name="ro1">
          <table:table-cell office:value-type="string" calcext:value-type="string">
            <text:p>Corine Bolay-Mercier</text:p>
          </table:table-cell>
          <table:table-cell table:formula="of:=[.A7]&amp;&quot;;&quot;" office:value-type="string" office:string-value="Corine Bolay-Mercier;" calcext:value-type="string">
            <text:p>Corine Bolay-Mercier;</text:p>
          </table:table-cell>
          <table:table-cell/>
        </table:table-row>
        <table:table-row table:style-name="ro1">
          <table:table-cell office:value-type="string" calcext:value-type="string">
            <text:p>Théo Bregnard</text:p>
          </table:table-cell>
          <table:table-cell table:formula="of:=[.A8]&amp;&quot;;&quot;" office:value-type="string" office:string-value="Théo Bregnard;" calcext:value-type="string">
            <text:p>Théo Bregnard;</text:p>
          </table:table-cell>
          <table:table-cell/>
        </table:table-row>
        <table:table-row table:style-name="ro1">
          <table:table-cell office:value-type="string" calcext:value-type="string">
            <text:p>Mario Castioni</text:p>
          </table:table-cell>
          <table:table-cell table:formula="of:=[.A9]&amp;&quot;;&quot;" office:value-type="string" office:string-value="Mario Castioni;" calcext:value-type="string">
            <text:p>Mario Castioni;</text:p>
          </table:table-cell>
          <table:table-cell/>
        </table:table-row>
        <table:table-row table:style-name="ro1">
          <table:table-cell office:value-type="string" calcext:value-type="string">
            <text:p>Laurent Debrot</text:p>
          </table:table-cell>
          <table:table-cell table:formula="of:=[.A10]&amp;&quot;;&quot;" office:value-type="string" office:string-value="Laurent Debrot;" calcext:value-type="string">
            <text:p>Laurent Debrot;</text:p>
          </table:table-cell>
          <table:table-cell/>
        </table:table-row>
        <table:table-row table:style-name="ro1">
          <table:table-cell office:value-type="string" calcext:value-type="string">
            <text:p>Erica Di Nicola</text:p>
          </table:table-cell>
          <table:table-cell table:formula="of:=[.A11]&amp;&quot;;&quot;" office:value-type="string" office:string-value="Erica Di Nicola;" calcext:value-type="string">
            <text:p>Erica Di Nicola;</text:p>
          </table:table-cell>
          <table:table-cell/>
        </table:table-row>
        <table:table-row table:style-name="ro1">
          <table:table-cell office:value-type="string" calcext:value-type="string">
            <text:p>Martine Docourt Ducommun</text:p>
          </table:table-cell>
          <table:table-cell table:formula="of:=[.A12]&amp;&quot;;&quot;" office:value-type="string" office:string-value="Martine Docourt Ducommun;" calcext:value-type="string">
            <text:p>Martine Docourt Ducommun;</text:p>
          </table:table-cell>
          <table:table-cell/>
        </table:table-row>
        <table:table-row table:style-name="ro1">
          <table:table-cell office:value-type="string" calcext:value-type="string">
            <text:p>Laurent Duding</text:p>
          </table:table-cell>
          <table:table-cell table:formula="of:=[.A13]&amp;&quot;;&quot;" office:value-type="string" office:string-value="Laurent Duding;" calcext:value-type="string">
            <text:p>Laurent Duding;</text:p>
          </table:table-cell>
          <table:table-cell/>
        </table:table-row>
        <table:table-row table:style-name="ro1">
          <table:table-cell office:value-type="string" calcext:value-type="string">
            <text:p>Sylvie Fassbind-Ducommun</text:p>
          </table:table-cell>
          <table:table-cell table:formula="of:=[.A14]&amp;&quot;;&quot;" office:value-type="string" office:string-value="Sylvie Fassbind-Ducommun;" calcext:value-type="string">
            <text:p>Sylvie Fassbind-Ducommun;</text:p>
          </table:table-cell>
          <table:table-cell/>
        </table:table-row>
        <table:table-row table:style-name="ro1">
          <table:table-cell office:value-type="string" calcext:value-type="string">
            <text:p>Oskar Favre</text:p>
          </table:table-cell>
          <table:table-cell table:formula="of:=[.A15]&amp;&quot;;&quot;" office:value-type="string" office:string-value="Oskar Favre;" calcext:value-type="string">
            <text:p>Oskar Favre;</text:p>
          </table:table-cell>
          <table:table-cell/>
        </table:table-row>
        <table:table-row table:style-name="ro1">
          <table:table-cell office:value-type="string" calcext:value-type="string">
            <text:p>Diego Fischer</text:p>
          </table:table-cell>
          <table:table-cell table:formula="of:=[.A16]&amp;&quot;;&quot;" office:value-type="string" office:string-value="Diego Fischer;" calcext:value-type="string">
            <text:p>Diego Fischer;</text:p>
          </table:table-cell>
          <table:table-cell/>
        </table:table-row>
        <table:table-row table:style-name="ro1">
          <table:table-cell office:value-type="string" calcext:value-type="string">
            <text:p>Fabien Fivaz</text:p>
          </table:table-cell>
          <table:table-cell table:formula="of:=[.A17]&amp;&quot;;&quot;" office:value-type="string" office:string-value="Fabien Fivaz;" calcext:value-type="string">
            <text:p>Fabien Fivaz;</text:p>
          </table:table-cell>
          <table:table-cell/>
        </table:table-row>
        <table:table-row table:style-name="ro1">
          <table:table-cell office:value-type="string" calcext:value-type="string">
            <text:p>André Frutschi</text:p>
          </table:table-cell>
          <table:table-cell table:formula="of:=[.A18]&amp;&quot;;&quot;" office:value-type="string" office:string-value="André Frutschi;" calcext:value-type="string">
            <text:p>André Frutschi;</text:p>
          </table:table-cell>
          <table:table-cell/>
        </table:table-row>
        <table:table-row table:style-name="ro1">
          <table:table-cell office:value-type="string" calcext:value-type="string">
            <text:p>Françoise Gagnaux</text:p>
          </table:table-cell>
          <table:table-cell table:formula="of:=[.A19]&amp;&quot;;&quot;" office:value-type="string" office:string-value="Françoise Gagnaux;" calcext:value-type="string">
            <text:p>Françoise Gagnaux;</text:p>
          </table:table-cell>
          <table:table-cell/>
        </table:table-row>
        <table:table-row table:style-name="ro1">
          <table:table-cell office:value-type="string" calcext:value-type="string">
            <text:p>Jacques Hainard</text:p>
          </table:table-cell>
          <table:table-cell table:formula="of:=[.A20]&amp;&quot;;&quot;" office:value-type="string" office:string-value="Jacques Hainard;" calcext:value-type="string">
            <text:p>Jacques Hainard;</text:p>
          </table:table-cell>
          <table:table-cell/>
        </table:table-row>
        <table:table-row table:style-name="ro1">
          <table:table-cell office:value-type="string" calcext:value-type="string">
            <text:p>Patrick Herrmann</text:p>
          </table:table-cell>
          <table:table-cell table:formula="of:=[.A21]&amp;&quot;;&quot;" office:value-type="string" office:string-value="Patrick Herrmann;" calcext:value-type="string">
            <text:p>Patrick Herrmann;</text:p>
          </table:table-cell>
          <table:table-cell/>
        </table:table-row>
        <table:table-row table:style-name="ro1">
          <table:table-cell office:value-type="string" calcext:value-type="string">
            <text:p>Gilbert Hirschy</text:p>
          </table:table-cell>
          <table:table-cell table:formula="of:=[.A22]&amp;&quot;;&quot;" office:value-type="string" office:string-value="Gilbert Hirschy;" calcext:value-type="string">
            <text:p>Gilbert Hirschy;</text:p>
          </table:table-cell>
          <table:table-cell/>
        </table:table-row>
        <table:table-row table:style-name="ro1">
          <table:table-cell office:value-type="string" calcext:value-type="string">
            <text:p>Baptiste Hunkeler</text:p>
          </table:table-cell>
          <table:table-cell table:formula="of:=[.A23]&amp;&quot;;&quot;" office:value-type="string" office:string-value="Baptiste Hunkeler;" calcext:value-type="string">
            <text:p>Baptiste Hunkeler;</text:p>
          </table:table-cell>
          <table:table-cell/>
        </table:table-row>
        <table:table-row table:style-name="ro1">
          <table:table-cell office:value-type="string" calcext:value-type="string">
            <text:p>Baptiste Hurni</text:p>
          </table:table-cell>
          <table:table-cell table:formula="of:=[.A24]&amp;&quot;;&quot;" office:value-type="string" office:string-value="Baptiste Hurni;" calcext:value-type="string">
            <text:p>Baptiste Hurni;</text:p>
          </table:table-cell>
          <table:table-cell/>
        </table:table-row>
        <table:table-row table:style-name="ro1">
          <table:table-cell office:value-type="string" calcext:value-type="string">
            <text:p>Françoise Jeandroz</text:p>
          </table:table-cell>
          <table:table-cell table:formula="of:=[.A25]&amp;&quot;;&quot;" office:value-type="string" office:string-value="Françoise Jeandroz;" calcext:value-type="string">
            <text:p>Françoise Jeandroz;</text:p>
          </table:table-cell>
          <table:table-cell/>
        </table:table-row>
        <table:table-row table:style-name="ro1">
          <table:table-cell office:value-type="string" calcext:value-type="string">
            <text:p>Josianne Jemmely</text:p>
          </table:table-cell>
          <table:table-cell table:formula="of:=[.A26]&amp;&quot;;&quot;" office:value-type="string" office:string-value="Josianne Jemmely;" calcext:value-type="string">
            <text:p>Josianne Jemmely;</text:p>
          </table:table-cell>
          <table:table-cell/>
        </table:table-row>
        <table:table-row table:style-name="ro1">
          <table:table-cell office:value-type="string" calcext:value-type="string">
            <text:p>Armin Kapetanovic</text:p>
          </table:table-cell>
          <table:table-cell table:formula="of:=[.A27]&amp;&quot;;&quot;" office:value-type="string" office:string-value="Armin Kapetanovic;" calcext:value-type="string">
            <text:p>Armin Kapetanovic;</text:p>
          </table:table-cell>
          <table:table-cell/>
        </table:table-row>
        <table:table-row table:style-name="ro1">
          <table:table-cell office:value-type="string" calcext:value-type="string">
            <text:p>Laurent Kaufmann</text:p>
          </table:table-cell>
          <table:table-cell table:formula="of:=[.A28]&amp;&quot;;&quot;" office:value-type="string" office:string-value="Laurent Kaufmann;" calcext:value-type="string">
            <text:p>Laurent Kaufmann;</text:p>
          </table:table-cell>
          <table:table-cell/>
        </table:table-row>
        <table:table-row table:style-name="ro1">
          <table:table-cell office:value-type="string" calcext:value-type="string">
            <text:p>Philippe Kitsos</text:p>
          </table:table-cell>
          <table:table-cell table:formula="of:=[.A29]&amp;&quot;;&quot;" office:value-type="string" office:string-value="Philippe Kitsos;" calcext:value-type="string">
            <text:p>Philippe Kitsos;</text:p>
          </table:table-cell>
          <table:table-cell/>
        </table:table-row>
        <table:table-row table:style-name="ro1">
          <table:table-cell office:value-type="string" calcext:value-type="string">
            <text:p>Patrick Lardon</text:p>
          </table:table-cell>
          <table:table-cell table:formula="of:=[.A30]&amp;&quot;;&quot;" office:value-type="string" office:string-value="Patrick Lardon;" calcext:value-type="string">
            <text:p>Patrick Lardon;</text:p>
          </table:table-cell>
          <table:table-cell/>
        </table:table-row>
        <table:table-row table:style-name="ro1">
          <table:table-cell office:value-type="string" calcext:value-type="string">
            <text:p>Johanne Lebel-Calame</text:p>
          </table:table-cell>
          <table:table-cell table:formula="of:=[.A31]&amp;&quot;;&quot;" office:value-type="string" office:string-value="Johanne Lebel-Calame;" calcext:value-type="string">
            <text:p>Johanne Lebel-Calame;</text:p>
          </table:table-cell>
          <table:table-cell/>
        </table:table-row>
        <table:table-row table:style-name="ro1">
          <table:table-cell office:value-type="string" calcext:value-type="string">
            <text:p>Philippe Loup</text:p>
          </table:table-cell>
          <table:table-cell table:formula="of:=[.A32]&amp;&quot;;&quot;" office:value-type="string" office:string-value="Philippe Loup;" calcext:value-type="string">
            <text:p>Philippe Loup;</text:p>
          </table:table-cell>
          <table:table-cell/>
        </table:table-row>
        <table:table-row table:style-name="ro1">
          <table:table-cell office:value-type="string" calcext:value-type="string">
            <text:p>Marie-France Matter</text:p>
          </table:table-cell>
          <table:table-cell table:formula="of:=[.A33]&amp;&quot;;&quot;" office:value-type="string" office:string-value="Marie-France Matter;" calcext:value-type="string">
            <text:p>Marie-France Matter;</text:p>
          </table:table-cell>
          <table:table-cell/>
        </table:table-row>
        <table:table-row table:style-name="ro1">
          <table:table-cell office:value-type="string" calcext:value-type="string">
            <text:p>Florence Nater</text:p>
          </table:table-cell>
          <table:table-cell table:formula="of:=[.A34]&amp;&quot;;&quot;" office:value-type="string" office:string-value="Florence Nater;" calcext:value-type="string">
            <text:p>Florence Nater;</text:p>
          </table:table-cell>
          <table:table-cell/>
        </table:table-row>
        <table:table-row table:style-name="ro1">
          <table:table-cell office:value-type="string" calcext:value-type="string">
            <text:p>Veronika Pantillon</text:p>
          </table:table-cell>
          <table:table-cell table:formula="of:=[.A35]&amp;&quot;;&quot;" office:value-type="string" office:string-value="Veronika Pantillon;" calcext:value-type="string">
            <text:p>Veronika Pantillon;</text:p>
          </table:table-cell>
          <table:table-cell/>
        </table:table-row>
        <table:table-row table:style-name="ro1">
          <table:table-cell office:value-type="string" calcext:value-type="string">
            <text:p>Thomas Perret</text:p>
          </table:table-cell>
          <table:table-cell table:formula="of:=[.A36]&amp;&quot;;&quot;" office:value-type="string" office:string-value="Thomas Perret;" calcext:value-type="string">
            <text:p>Thomas Perret;</text:p>
          </table:table-cell>
          <table:table-cell/>
        </table:table-row>
        <table:table-row table:style-name="ro1">
          <table:table-cell office:value-type="string" calcext:value-type="string">
            <text:p>Raphael Resmini</text:p>
          </table:table-cell>
          <table:table-cell table:formula="of:=[.A37]&amp;&quot;;&quot;" office:value-type="string" office:string-value="Raphael Resmini;" calcext:value-type="string">
            <text:p>Raphael Resmini;</text:p>
          </table:table-cell>
          <table:table-cell/>
        </table:table-row>
        <table:table-row table:style-name="ro1">
          <table:table-cell office:value-type="string" calcext:value-type="string">
            <text:p>Anne Tissot-Schulthess</text:p>
          </table:table-cell>
          <table:table-cell table:formula="of:=[.A38]&amp;&quot;;&quot;" office:value-type="string" office:string-value="Anne Tissot-Schulthess;" calcext:value-type="string">
            <text:p>Anne Tissot-Schulthess;</text:p>
          </table:table-cell>
          <table:table-cell/>
        </table:table-row>
        <table:table-row table:style-name="ro1">
          <table:table-cell office:value-type="string" calcext:value-type="string">
            <text:p>Laurence Vaucher</text:p>
          </table:table-cell>
          <table:table-cell table:formula="of:=[.A39]&amp;&quot;;&quot;" office:value-type="string" office:string-value="Laurence Vaucher;" calcext:value-type="string">
            <text:p>Laurence Vaucher;</text:p>
          </table:table-cell>
          <table:table-cell/>
        </table:table-row>
        <table:table-row table:style-name="ro1">
          <table:table-cell office:value-type="string" calcext:value-type="string">
            <text:p>Aurélie Widmer</text:p>
          </table:table-cell>
          <table:table-cell table:formula="of:=[.A40]&amp;&quot;;&quot;" office:value-type="string" office:string-value="Aurélie Widmer;" calcext:value-type="string">
            <text:p>Aurélie Widmer;</text:p>
          </table:table-cell>
          <table:table-cell/>
        </table:table-row>
        <table:table-row table:style-name="ro1">
          <table:table-cell office:value-type="string" calcext:value-type="string">
            <text:p>Gabrielle Würgler</text:p>
          </table:table-cell>
          <table:table-cell table:formula="of:=[.A41]&amp;&quot;;&quot;" office:value-type="string" office:string-value="Gabrielle Würgler;" calcext:value-type="string">
            <text:p>Gabrielle Würgler;</text:p>
          </table:table-cell>
          <table:table-cell/>
        </table:table-row>
        <table:table-row table:style-name="ro1">
          <table:table-cell office:value-type="string" calcext:value-type="string">
            <text:p>Daniel Ziegler</text:p>
          </table:table-cell>
          <table:table-cell table:formula="of:=[.A42]&amp;&quot;;&quot;" office:value-type="string" office:string-value="Daniel Ziegler;" calcext:value-type="string">
            <text:p>Daniel Ziegler;</text:p>
          </table:table-cell>
          <table:table-cell/>
        </table:table-row>
        <table:table-row table:style-name="ro1">
          <table:table-cell office:value-type="string" calcext:value-type="string">
            <text:p>Martha Zurita</text:p>
          </table:table-cell>
          <table:table-cell table:formula="of:=[.A43]&amp;&quot;;&quot;" office:value-type="string" office:string-value="Martha Zurita;" calcext:value-type="string">
            <text:p>Martha Zurita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Fivaz</meta:initial-creator>
    <meta:creation-date>2016-01-13T09:30:00.110459692</meta:creation-date>
    <dc:date>2016-01-13T10:07:17.695383554</dc:date>
    <dc:creator>Fabien Fivaz</dc:creator>
    <meta:editing-duration>PT22M7S</meta:editing-duration>
    <meta:editing-cycles>2</meta:editing-cycles>
    <meta:generator>LibreOffice/5.0.4.2$Linux_X86_64 LibreOffice_project/00m0$Build-2</meta:generator>
    <meta:document-statistic meta:table-count="1" meta:cell-count="87" meta:object-count="0"/>
  </office:meta>
</office:document-meta>
</file>